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c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ytyurfuf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24:32.366000000</meta:creation-date>
    <dc:date>2017-12-02T16:24:49.60100000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5.1.6.2$Windows_x86 LibreOffice_project/07ac168c60a517dba0f0d7bc7540f5afa45f0909</meta:generator>
  </office:meta>
</office:document-meta>
</file>